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erialliste:</text:p>
      <text:p text:style-name="Standard"/>
      <text:p text:style-name="Standard">1 x Clay Paky K-Eye K20 auf Case</text:p>
      <text:p text:style-name="Standard">1 x Robe Robin DL7F Wash auf Case</text:p>
      <text:p text:style-name="Standard">1 x ETC Source Four CE LED Series 2 Lustr auf Stativ</text:p>
      <text:p text:style-name="Standard">1 x GLP Impression X4 L auf Case</text:p>
      <text:p text:style-name="Standard">1 x Martin MAC Encore Wash CLD auf Case</text:p>
      <text:p text:style-name="Standard">1 x Ayrton Ghibli auf Case</text:p>
      <text:p text:style-name="Standard"/>
      <text:p text:style-name="P1">3 x 1kW mit Folienrahmen + Stative</text:p>
      <text:p text:style-name="Standard"/>
      <text:p text:style-name="Standard">1 x Kamera mit Stativ</text:p>
      <text:p text:style-name="Standard">1 x OLED Display</text:p>
      <text:p text:style-name="Standard">1 x WaveformMonitor</text:p>
      <text:p text:style-name="P1">1<text:span text:style-name="T1"> x Vektorskop</text:span></text:p>
      <text:p text:style-name="Standard"/>
      <text:p text:style-name="Standard"/>
      <text:p text:style-name="Standard">1 x GrandMA 2 Light</text:p>
      <text:p text:style-name="Standard"/>
      <text:p text:style-name="Standard">DMX Kabel</text:p>
      <text:p text:style-name="Standard">Schukokabel</text:p>
      <text:p text:style-name="Standard">SDIKabel</text:p>
      <text:p text:style-name="Standard"/>
      <text:p text:style-name="Standard"/>
      <text:p text:style-name="Standard"/>
      <text:p text:style-name="Standard"/>
      <text:p text:style-name="P1">1 x JETI spekbos 1211 mit Zubehör (Laptop)</text:p>
      <text:p text:style-name="P1">1 x UPRtek mit Zubehör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as Held</meta:initial-creator>
    <meta:creation-date>2018-07-02T14:30:45.76</meta:creation-date>
    <meta:document-statistic meta:table-count="0" meta:image-count="0" meta:object-count="0" meta:page-count="1" meta:paragraph-count="19" meta:word-count="96" meta:character-count="444"/>
    <dc:date>2018-07-02T19:44:06.52</dc:date>
    <dc:creator>Matthias Held</dc:creator>
    <meta:editing-duration>PT2H42M19S</meta:editing-duration>
    <meta:editing-cycles>1</meta:editing-cycles>
    <meta:generator>OpenOffice/4.1.5$Win32 OpenOffice.org_project/415m1$Build-9789</meta:generator>
  </office:meta>
</office:document-meta>
</file>